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encyInformation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setComponent( String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setFilename( String artifactZ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Informatio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